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list-style-name="L2">
      <style:paragraph-properties fo:margin-left="0in" fo:margin-right="0in" fo:text-indent="0in" style:auto-text-indent="false" fo:padding="0in" fo:border="none" style:writing-mode="lr-tb"/>
      <style:text-properties fo:background-color="transparent"/>
    </style:style>
    <style:style style:name="P2" style:family="paragraph" style:parent-style-name="Heading_20_1" style:list-style-name="L3">
      <style:paragraph-properties fo:margin-left="0in" fo:margin-right="0in" fo:text-indent="0in" style:auto-text-indent="false" fo:padding="0in" fo:border="none" style:writing-mode="lr-tb"/>
      <style:text-properties fo:background-color="transparent"/>
    </style:style>
    <style:style style:name="P3" style:family="paragraph" style:parent-style-name="Heading_20_1" style:list-style-name="L6">
      <style:paragraph-properties fo:margin-left="0in" fo:margin-right="0in" fo:text-indent="0in" style:auto-text-indent="false" fo:padding="0in" fo:border="none" style:writing-mode="lr-tb"/>
      <style:text-properties fo:background-color="transparent"/>
    </style:style>
    <style:style style:name="P4" style:family="paragraph" style:parent-style-name="Heading_20_1" style:list-style-name="L11">
      <style:paragraph-properties fo:margin-left="0in" fo:margin-right="0in" fo:text-indent="0in" style:auto-text-indent="false" fo:padding="0in" fo:border="none" style:writing-mode="lr-tb"/>
      <style:text-properties fo:background-color="transparent"/>
    </style:style>
    <style:style style:name="P5" style:family="paragraph" style:parent-style-name="Heading_20_1" style:list-style-name="L12">
      <style:paragraph-properties fo:margin-left="0in" fo:margin-right="0in" fo:text-indent="0in" style:auto-text-indent="false" fo:padding="0in" fo:border="none" style:writing-mode="lr-tb"/>
      <style:text-properties fo:background-color="transparent"/>
    </style:style>
    <style:style style:name="P6" style:family="paragraph" style:parent-style-name="Heading_20_1" style:list-style-name="L13">
      <style:paragraph-properties fo:margin-left="0in" fo:margin-right="0in" fo:text-indent="0in" style:auto-text-indent="false" fo:padding="0in" fo:border="none" style:writing-mode="lr-tb"/>
      <style:text-properties fo:background-color="transparent"/>
    </style:style>
    <style:style style:name="P7" style:family="paragraph" style:parent-style-name="Heading_20_1" style:list-style-name="L14">
      <style:paragraph-properties fo:margin-left="0in" fo:margin-right="0in" fo:text-indent="0in" style:auto-text-indent="false" fo:padding="0in" fo:border="none" style:writing-mode="lr-tb"/>
      <style:text-properties fo:background-color="transparent"/>
    </style:style>
    <style:style style:name="P8" style:family="paragraph" style:parent-style-name="Heading_20_4">
      <style:paragraph-properties fo:margin-left="0in" fo:margin-right="0in" fo:text-indent="0in" style:auto-text-indent="false" style:writing-mode="lr-tb"/>
      <style:text-properties fo:background-color="transparent"/>
    </style:style>
    <style:style style:name="P9" style:family="paragraph" style:parent-style-name="Standard">
      <style:paragraph-properties fo:text-align="center" style:justify-single-word="false"/>
      <style:text-properties officeooo:paragraph-rsid="00075d19"/>
    </style:style>
    <style:style style:name="P10" style:family="paragraph" style:parent-style-name="Text_20_body">
      <style:paragraph-properties fo:margin-left="0in" fo:margin-right="0in" fo:text-indent="0in" style:auto-text-indent="false" style:writing-mode="lr-tb"/>
      <style:text-properties fo:background-color="transparent"/>
    </style:style>
    <style:style style:name="P11" style:family="paragraph" style:parent-style-name="Text_20_body" style:list-style-name="L4">
      <style:paragraph-properties fo:margin-left="0in" fo:margin-right="0in" fo:text-indent="0in" style:auto-text-indent="false" fo:padding="0in" fo:border="none" style:writing-mode="lr-tb"/>
      <style:text-properties fo:background-color="transparent"/>
    </style:style>
    <style:style style:name="P12" style:family="paragraph" style:parent-style-name="Text_20_body" style:list-style-name="L5">
      <style:paragraph-properties fo:margin-left="0in" fo:margin-right="0in" fo:text-indent="0in" style:auto-text-indent="false" fo:padding="0in" fo:border="none" style:writing-mode="lr-tb"/>
      <style:text-properties fo:background-color="transparent"/>
    </style:style>
    <style:style style:name="P13" style:family="paragraph" style:parent-style-name="Text_20_body">
      <style:paragraph-properties fo:margin-left="0in" fo:margin-right="0in" fo:text-indent="0in" style:auto-text-indent="false" style:writing-mode="lr-tb"/>
    </style:style>
    <style:style style:name="P14" style:family="paragraph" style:parent-style-name="Text_20_body" style:list-style-name="L7">
      <style:paragraph-properties fo:margin-left="0in" fo:margin-right="0in" fo:text-indent="0in" style:auto-text-indent="false" fo:padding="0in" fo:border="none" style:writing-mode="lr-tb"/>
    </style:style>
    <style:style style:name="P15" style:family="paragraph" style:parent-style-name="Text_20_body" style:list-style-name="L8">
      <style:paragraph-properties fo:margin-left="0in" fo:margin-right="0in" fo:text-indent="0in" style:auto-text-indent="false" fo:padding="0in" fo:border="none" style:writing-mode="lr-tb"/>
    </style:style>
    <style:style style:name="P16" style:family="paragraph" style:parent-style-name="Text_20_body" style:list-style-name="L9">
      <style:paragraph-properties fo:margin-left="0in" fo:margin-right="0in" fo:text-indent="0in" style:auto-text-indent="false" fo:padding="0in" fo:border="none" style:writing-mode="lr-tb"/>
    </style:style>
    <style:style style:name="P17" style:family="paragraph" style:parent-style-name="Text_20_body" style:list-style-name="L10">
      <style:paragraph-properties fo:margin-left="0in" fo:margin-right="0in" fo:text-indent="0in" style:auto-text-indent="false" fo:padding="0in" fo:border="none" style:writing-mode="lr-tb"/>
    </style:style>
    <style:style style:name="T1" style:family="text">
      <style:text-properties fo:background-color="transparent" loext:char-shading-value="0"/>
    </style:style>
    <style:style style:name="T2" style:family="text">
      <style:text-properties fo:font-size="20pt" fo:font-weight="bold" officeooo:rsid="00075d19" style:font-size-asian="17.5pt" style:font-weight-asian="bold" style:font-size-complex="20pt"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Project Execution – X clone<text:line-break/></text:span><text:bookmark text:name="docs-internal-guid-d6d09971-7fff-a374-a2cd-b6e47058aae7"/><text:span text:style-name="T1">Project Title</text:span></text:p>
      <text:p text:style-name="P13"><text:span text:style-name="T1">Project 2 (Advanced Project) - Twitter clone</text:span></text:p>
      <text:list text:style-name="L2">
        <text:list-item>
          <text:h text:style-name="P1" text:outline-level="1">Objective</text:h>
        </text:list-item>
      </text:list>
      <text:p text:style-name="P10">The goal is to build a full-stack Twitter clone with Next.js 14, Express.js, and MongoDB. It’s a collaborative project aimed at fostering learning, mentorship, and showcasing modern web development skills. The ultimate goal is to help Mirza secure his first internship.</text:p>
      <text:p text:style-name="Text_20_body"/>
      <text:list text:style-name="L3">
        <text:list-item>
          <text:h text:style-name="P2" text:outline-level="1">Proposed Features</text:h>
        </text:list-item>
      </text:list>
      <text:h text:style-name="P8" text:outline-level="4">Core Features</text:h>
      <text:list text:style-name="L4">
        <text:list-item>
          <text:p text:style-name="P11">User Authentication</text:p>
          <text:list>
            <text:list-item>
              <text:p text:style-name="P11">Implement a simple login system using an external plug-and-play library like next-auth.</text:p>
            </text:list-item>
            <text:list-item>
              <text:p text:style-name="P11">Allow users to log in using their Google accounts.</text:p>
            </text:list-item>
          </text:list>
        </text:list-item>
        <text:list-item>
          <text:p text:style-name="P11">Post Creation</text:p>
          <text:list>
            <text:list-item>
              <text:p text:style-name="P11">Users can create and publish short text-based posts (similar to tweets).</text:p>
            </text:list-item>
          </text:list>
        </text:list-item>
        <text:list-item>
          <text:p text:style-name="P11">Explore Page</text:p>
          <text:list>
            <text:list-item>
              <text:p text:style-name="P11">An Explore page where users can view all recent posts from all users.</text:p>
            </text:list-item>
          </text:list>
        </text:list-item>
        <text:list-item>
          <text:p text:style-name="P11">Responsive Design</text:p>
          <text:list>
            <text:list-item>
              <text:p text:style-name="P11">Ensure a mobile-friendly design for a seamless user experience on both desktop and mobile devices</text:p>
            </text:list-item>
          </text:list>
        </text:list-item>
      </text:list>
      <text:h text:style-name="P8" text:outline-level="4">Optional Features (If Time Permits)</text:h>
      <text:list text:style-name="L5">
        <text:list-item>
          <text:p text:style-name="P12">Like System</text:p>
          <text:list>
            <text:list-item>
              <text:p text:style-name="P12">Users can like posts to interact with them.</text:p>
            </text:list-item>
          </text:list>
        </text:list-item>
        <text:list-item>
          <text:p text:style-name="P12">Comment System</text:p>
          <text:list>
            <text:list-item>
              <text:p text:style-name="P12">Add a comment section under each post to encourage discussion.</text:p>
            </text:list-item>
          </text:list>
        </text:list-item>
        <text:list-item>
          <text:p text:style-name="P12">Basic Profile Management</text:p>
          <text:list>
            <text:list-item>
              <text:p text:style-name="P12">Implement a profile page where users can view their own posts.</text:p>
            </text:list-item>
            <text:list-item>
              <text:p text:style-name="P12">Minimal profile customization options to reduce complexity.</text:p>
            </text:list-item>
          </text:list>
        </text:list-item>
        <text:list-item>
          <text:p text:style-name="P12">Search Functionality</text:p>
          <text:list>
            <text:list-item>
              <text:p text:style-name="P12">Users can search for other users by username and see their posts.</text:p>
            </text:list-item>
          </text:list>
        </text:list-item>
      </text:list>
      <text:list text:style-name="L6">
        <text:list-item>
          <text:h text:style-name="P3" text:outline-level="1"><text:soft-page-break/>Technology Stack </text:h>
        </text:list-item>
      </text:list>
      <text:p text:style-name="P10">For our project, we will use the following technology stack:</text:p>
      <text:p text:style-name="P10">Front-end:</text:p>
      <text:list text:style-name="L7">
        <text:list-item>
          <text:p text:style-name="P14"><text:span text:style-name="T1">Next.js 14: For server-side rendering and optimized performance.  </text:span></text:p>
        </text:list-item>
        <text:list-item>
          <text:p text:style-name="P14"><text:span text:style-name="T1">NextAuth: Handles auth with Google sign-in, saving development time.  </text:span></text:p>
        </text:list-item>
        <text:list-item>
          <text:p text:style-name="P14"><text:span text:style-name="T1">Tailwind CSS: Utility-first styling for responsive UIs.  </text:span></text:p>
        </text:list-item>
        <text:list-item>
          <text:p text:style-name="P14"><text:span text:style-name="T1">React Hook Form &amp; Zod: Manages forms and schema validation efficiently.  </text:span></text:p>
        </text:list-item>
        <text:list-item>
          <text:p text:style-name="P14"><text:span text:style-name="T1">React Query: Handles data fetching, caching, and sync with the backend.  </text:span></text:p>
        </text:list-item>
        <text:list-item>
          <text:p text:style-name="P14"><text:span text:style-name="T1">Axios: For HTTP requests.  </text:span></text:p>
        </text:list-item>
        <text:list-item>
          <text:p text:style-name="P14"><text:span text:style-name="T1">React Context: Used if global state management is needed.  </text:span></text:p>
        </text:list-item>
      </text:list>
      <text:p text:style-name="P10">Back-end:</text:p>
      <text:list text:style-name="L8">
        <text:list-item>
          <text:p text:style-name="P15"><text:span text:style-name="T1">Express.js: Build a REST API to handle server logic and database interactions.</text:span></text:p>
        </text:list-item>
      </text:list>
      <text:p text:style-name="P10">Database:</text:p>
      <text:list text:style-name="L9">
        <text:list-item>
          <text:p text:style-name="P16"><text:span text:style-name="T1">MongoDB: NoSQL database for scalable and flexible data storage.</text:span></text:p>
        </text:list-item>
        <text:list-item>
          <text:p text:style-name="P16"><text:span text:style-name="T1">Mongoose: ODM library for data modeling and schema validation with MongoDB.</text:span></text:p>
        </text:list-item>
      </text:list>
      <text:p text:style-name="P10">Additional Tools:</text:p>
      <text:list text:style-name="L10">
        <text:list-item>
          <text:p text:style-name="P17"><text:span text:style-name="T1">TypeScript: Ensure strong typing and fewer runtime errors.</text:span></text:p>
        </text:list-item>
        <text:list-item>
          <text:p text:style-name="P17"><text:span text:style-name="T1">ESLint &amp; Prettier: Enforce good coding practices and maintain code consistency.</text:span></text:p>
        </text:list-item>
      </text:list>
      <text:list text:style-name="L11">
        <text:list-item>
          <text:h text:style-name="P4" text:outline-level="1">Target Audience</text:h>
        </text:list-item>
      </text:list>
      <text:p text:style-name="P10">The primary target audience for this project includes potential future employers and industry professionals. The project will serve as a showcase of the technical skills and practical experience that we possess, serving as an important portfolio piece to highlight our proficiency in modern web development technologies. </text:p>
      <text:list text:style-name="L12">
        <text:list-item>
          <text:h text:style-name="P5" text:outline-level="1">AI Integration</text:h>
        </text:list-item>
      </text:list>
      <text:p text:style-name="P10">We will use Github Copilot and ChatGPT for autocompletion and fixes for problems we find along the way. This will help boost efficiency, especially in the earlier stages of the project.</text:p>
      <text:list text:style-name="L13">
        <text:list-item>
          <text:h text:style-name="P6" text:outline-level="1">Challenges and Expected Outcomes</text:h>
        </text:list-item>
      </text:list>
      <text:p text:style-name="P13"><text:span text:style-name="T1">Our main challenges are providing a user-friendly UI, along with a responsive design for compatibility on all devices, and ensuring a robust and highly responsive experience. Our expected </text:span><text:soft-page-break/><text:span text:style-name="T1">outcome is an exciting social media app with modern features and design. Such an experience is desired by the typical social media user.</text:span></text:p>
      <text:list text:style-name="L14">
        <text:list-item>
          <text:h text:style-name="P7" text:outline-level="1">Timeline</text:h>
        </text:list-item>
      </text:list>
      <text:p text:style-name="P10">We will develop both the front end and back end simultaneously.</text:p>
      <text:p text:style-name="P10">Phase 1</text:p>
      <text:p text:style-name="P10">Set up the development environment, repositories, and tools. Bootstrap Next.js and Express.js apps, configure authentication with NextAuth, connect frontend to backend, add basic Mongoose models, and set up TypeScript, ESLint, and Prettier.</text:p>
      <text:p text:style-name="P10">Phase 2</text:p>
      <text:p text:style-name="P10">Add error handling middleware, build core UI components, layout, and routing. Implement form handling with React Hook Form + Zod, develop REST API endpoints, and connect NextAuth users to the database (including Google sign-in).</text:p>
      <text:p text:style-name="P10">Phase 3</text:p>
      <text:p text:style-name="P10">Refine the workflow, build main pages like Explore (with pagination), and aim for a working MVP.</text:p>
      <text:p text:style-name="P10">Phase 4</text:p>
      <text:p text:style-name="P13"><text:span text:style-name="T1">Finalize UI, optimize performance, ensure smooth frontend-backend interaction, and complete testing/debuggi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3T21:54:12.104909349</meta:creation-date>
    <dc:date>2024-11-23T22:44:13.379139612</dc:date>
    <meta:editing-duration>PT50M1S</meta:editing-duration>
    <meta:editing-cycles>1</meta:editing-cycles>
    <meta:document-statistic meta:table-count="0" meta:image-count="0" meta:object-count="0" meta:page-count="3" meta:paragraph-count="59" meta:word-count="602" meta:character-count="3840" meta:non-whitespace-character-count="3317"/>
    <meta:generator>LibreOffice/7.6.5.2$Linux_X86_64 LibreOffice_project/60$Build-2</meta:generator>
  </office:meta>
</office:document-meta>
</file>